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64cm"/>
    </style:style>
    <style:style style:name="co2" style:family="table-column">
      <style:table-column-properties fo:break-before="auto" style:column-width="10.012cm"/>
    </style:style>
    <style:style style:name="co3" style:family="table-column">
      <style:table-column-properties fo:break-before="auto" style:column-width="2.621cm"/>
    </style:style>
    <style:style style:name="co4" style:family="table-column">
      <style:table-column-properties fo:break-before="auto" style:column-width="6.858cm"/>
    </style:style>
    <style:style style:name="co5" style:family="table-column">
      <style:table-column-properties fo:break-before="auto" style:column-width="18.72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hemical_grou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Label on CHEBI</text:p>
          </table:table-cell>
          <table:table-cell office:value-type="string" calcext:value-type="string">
            <text:p>Manually Curated URI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etal</text:p>
          </table:table-cell>
          <table:table-cell office:value-type="string" calcext:value-type="string">
            <text:p><text:a xlink:href="http://purl.obolibrary.org/obo/CHEBI_59769" xlink:type="simple">http://purl.obolibrary.org/obo/CHEBI_59769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etoxy group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cetylide</text:p>
          </table:table-cell>
          <table:table-cell office:value-type="string" calcext:value-type="string">
            <text:p><text:a xlink:href="http://purl.obolibrary.org/obo/CHEBI_73478" xlink:type="simple">http://purl.obolibrary.org/obo/CHEBI_73478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id anhydride</text:p>
          </table:table-cell>
          <table:table-cell office:value-type="string" calcext:value-type="string">
            <text:p><text:a xlink:href="http://purl.obolibrary.org/obo/CHEBI_36606" xlink:type="simple">http://purl.obolibrary.org/obo/CHEBI_36606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ivating gro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yl azid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cyl chloride</text:p>
          </table:table-cell>
          <table:table-cell office:value-type="string" calcext:value-type="string">
            <text:p><text:a xlink:href="http://purl.obolibrary.org/obo/CHEBI_36687" xlink:type="simple">http://purl.obolibrary.org/obo/CHEBI_36687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yl halide</text:p>
          </table:table-cell>
          <table:table-cell office:value-type="string" calcext:value-type="string">
            <text:p><text:a xlink:href="http://purl.obolibrary.org/obo/CHEBI_37579" xlink:type="simple">http://purl.obolibrary.org/obo/CHEBI_37579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yl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ylo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ylsilan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lcohol</text:p>
          </table:table-cell>
          <table:table-cell office:value-type="string" calcext:value-type="string">
            <text:p><text:a xlink:href="http://purl.obolibrary.org/obo/CHEBI_22680" xlink:type="simple">http://purl.obolibrary.org/obo/CHEBI_22680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dehyde</text:p>
          </table:table-cell>
          <table:table-cell office:value-type="string" calcext:value-type="string">
            <text:p><text:a xlink:href="http://purl.obolibrary.org/obo/CHEBI_17478" xlink:type="simple">http://purl.obolibrary.org/obo/CHEBI_17478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dimine</text:p>
          </table:table-cell>
          <table:table-cell office:value-type="string" calcext:value-type="string">
            <text:p><text:a xlink:href="http://purl.obolibrary.org/obo/CHEBI_33271" xlink:type="simple">http://purl.obolibrary.org/obo/CHEBI_33271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kane</text:p>
          </table:table-cell>
          <table:table-cell office:value-type="string" calcext:value-type="string">
            <text:p><text:a xlink:href="http://purl.obolibrary.org/obo/CHEBI_18310" xlink:type="simple">http://purl.obolibrary.org/obo/CHEBI_18310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kene</text:p>
          </table:table-cell>
          <table:table-cell office:value-type="string" calcext:value-type="string">
            <text:p><text:a xlink:href="http://purl.obolibrary.org/obo/CHEBI_32878" xlink:type="simple">http://purl.obolibrary.org/obo/CHEBI_32878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kox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kyl cycloalka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kyl nitrit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lkyne</text:p>
          </table:table-cell>
          <table:table-cell office:value-type="string" calcext:value-type="string">
            <text:p><text:a xlink:href="http://purl.obolibrary.org/obo/CHEBI_22339" xlink:type="simple">http://purl.obolibrary.org/obo/CHEBI_22339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lene</text:p>
          </table:table-cell>
          <table:table-cell office:value-type="string" calcext:value-type="string">
            <text:p><text:a xlink:href="http://purl.obolibrary.org/obo/CHEBI_37601" xlink:type="simple">http://purl.obolibrary.org/obo/CHEBI_37601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ide</text:p>
          </table:table-cell>
          <table:table-cell office:value-type="string" calcext:value-type="string">
            <text:p><text:a xlink:href="http://purl.obolibrary.org/obo/CHEBI_32988" xlink:type="simple">http://purl.obolibrary.org/obo/CHEBI_32988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idine</text:p>
          </table:table-cell>
          <table:table-cell office:value-type="string" calcext:value-type="string">
            <text:p><text:a xlink:href="http://purl.obolibrary.org/obo/CHEBI_2634" xlink:type="simple">http://purl.obolibrary.org/obo/CHEBI_2634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inal</text:p>
          </table:table-cell>
          <table:table-cell office:value-type="string" calcext:value-type="string">
            <text:p><text:a xlink:href="http://purl.obolibrary.org/obo/CHEBI_35412" xlink:type="simple">http://purl.obolibrary.org/obo/CHEBI_35412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ine oxid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zide</text:p>
          </table:table-cell>
          <table:table-cell office:value-type="string" calcext:value-type="string">
            <text:p><text:a xlink:href="http://purl.obolibrary.org/obo/CHEBI_22680" xlink:type="simple">http://purl.obolibrary.org/obo/CHEBI_22680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zine</text:p>
          </table:table-cell>
          <table:table-cell office:value-type="string" calcext:value-type="string">
            <text:p><text:a xlink:href="http://purl.obolibrary.org/obo/CHEBI_134360" xlink:type="simple">http://purl.obolibrary.org/obo/CHEBI_134360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ziridine</text:p>
          </table:table-cell>
          <table:table-cell office:value-type="string" calcext:value-type="string">
            <text:p><text:a xlink:href="http://purl.obolibrary.org/obo/CHEBI_30969" xlink:type="simple">http://purl.obolibrary.org/obo/CHEBI_30969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zoxy</text:p>
          </table:table-cell>
          <table:table-cell office:value-type="string" calcext:value-type="string">
            <text:p><text:a xlink:href="http://purl.obolibrary.org/obo/CHEBI_37390" xlink:type="simple">http://purl.obolibrary.org/obo/CHEBI_37390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functi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sthiosemicarbazon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iuret</text:p>
          </table:table-cell>
          <table:table-cell office:value-type="string" calcext:value-type="string">
            <text:p><text:a xlink:href="http://purl.obolibrary.org/obo/CHEBI_18138" xlink:type="simple">http://purl.obolibrary.org/obo/CHEBI_18138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ronic acid</text:p>
          </table:table-cell>
          <table:table-cell office:value-type="string" calcext:value-type="string">
            <text:p><text:a xlink:href="http://purl.obolibrary.org/obo/CHEBI_38267" xlink:type="simple">http://purl.obolibrary.org/obo/CHEBI_38267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bamate</text:p>
          </table:table-cell>
          <table:table-cell office:value-type="string" calcext:value-type="string">
            <text:p><text:a xlink:href="http://purl.obolibrary.org/obo/CHEBI_13941" xlink:type="simple">http://purl.obolibrary.org/obo/CHEBI_13941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bami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rbazide</text:p>
          </table:table-cell>
          <table:table-cell office:value-type="string" calcext:value-type="string">
            <text:p><text:a xlink:href="http://purl.obolibrary.org/obo/CHEBI_61308" xlink:type="simple">http://purl.obolibrary.org/obo/CHEBI_61308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bene</text:p>
          </table:table-cell>
          <table:table-cell office:value-type="string" calcext:value-type="string">
            <text:p><text:a xlink:href="http://purl.obolibrary.org/obo/CHEBI_51363" xlink:type="simple">http://purl.obolibrary.org/obo/CHEBI_51363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binol</text:p>
          </table:table-cell>
          <table:table-cell office:value-type="string" calcext:value-type="string">
            <text:p><text:a xlink:href="http://purl.obolibrary.org/obo/CHEBI_17790" xlink:type="simple">http://purl.obolibrary.org/obo/CHEBI_17790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bonate est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rbonyl</text:p>
          </table:table-cell>
          <table:table-cell office:value-type="string" calcext:value-type="string">
            <text:p><text:a xlink:href="http://purl.obolibrary.org/obo/CHEBI_23019" xlink:type="simple">http://purl.obolibrary.org/obo/CHEBI_23019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boxamid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rboximidate</text:p>
          </table:table-cell>
          <table:table-cell office:value-type="string" calcext:value-type="string">
            <text:p><text:a xlink:href="http://purl.obolibrary.org/obo/CHEBI_37622" xlink:type="simple">http://purl.obolibrary.org/obo/CHEBI_37622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boxylic acid</text:p>
          </table:table-cell>
          <table:table-cell office:value-type="string" calcext:value-type="string">
            <text:p><text:a xlink:href="http://purl.obolibrary.org/obo/CHEBI_33575" xlink:type="simple">http://purl.obolibrary.org/obo/CHEBI_33575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loroformate</text:p>
          </table:table-cell>
          <table:table-cell office:value-type="string" calcext:value-type="string">
            <text:p><text:a xlink:href="http://purl.obolibrary.org/obo/CHEBI_37608" xlink:type="simple">http://purl.obolibrary.org/obo/CHEBI_37608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umulene</text:p>
          </table:table-cell>
          <table:table-cell office:value-type="string" calcext:value-type="string">
            <text:p><text:a xlink:href="http://purl.obolibrary.org/obo/CHEBI_37608" xlink:type="simple">http://purl.obolibrary.org/obo/CHEBI_37608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yanate ester</text:p>
          </table:table-cell>
          <table:table-cell office:value-type="string" calcext:value-type="string">
            <text:p><text:a xlink:href="http://purl.obolibrary.org/obo/CHEBI_36832" xlink:type="simple">http://purl.obolibrary.org/obo/CHEBI_36832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yanimid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yanohydrin</text:p>
          </table:table-cell>
          <table:table-cell office:value-type="string" calcext:value-type="string">
            <text:p><text:a xlink:href="http://purl.obolibrary.org/obo/CHEBI_23437" xlink:type="simple">http://purl.obolibrary.org/obo/CHEBI_23437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activating grou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psid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azo</text:p>
          </table:table-cell>
          <table:table-cell office:value-type="string" calcext:value-type="string">
            <text:p><text:a xlink:href="http://purl.obolibrary.org/obo/CHEBI_30105" xlink:type="simple">http://purl.obolibrary.org/obo/CHEBI_30105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ol</text:p>
          </table:table-cell>
          <table:table-cell office:value-type="string" calcext:value-type="string">
            <text:p><text:a xlink:href="http://purl.obolibrary.org/obo/CHEBI_23824" xlink:type="simple">http://purl.obolibrary.org/obo/CHEBI_23824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thiocarbamat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namine</text:p>
          </table:table-cell>
          <table:table-cell office:value-type="string" calcext:value-type="string">
            <text:p><text:a xlink:href="http://purl.obolibrary.org/obo/CHEBI_47989" xlink:type="simple">http://purl.obolibrary.org/obo/CHEBI_47989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nediyne</text:p>
          </table:table-cell>
          <table:table-cell office:value-type="string" calcext:value-type="string">
            <text:p><text:a xlink:href="http://purl.obolibrary.org/obo/CHEBI_53272" xlink:type="simple">http://purl.obolibrary.org/obo/CHEBI_53272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nol</text:p>
          </table:table-cell>
          <table:table-cell office:value-type="string" calcext:value-type="string">
            <text:p><text:a xlink:href="http://purl.obolibrary.org/obo/CHEBI_33823" xlink:type="simple">http://purl.obolibrary.org/obo/CHEBI_33823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nol ether</text:p>
          </table:table-cell>
          <table:table-cell office:value-type="string" calcext:value-type="string">
            <text:p><text:a xlink:href="http://purl.obolibrary.org/obo/CHEBI_47985" xlink:type="simple">http://purl.obolibrary.org/obo/CHEBI_47985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none</text:p>
          </table:table-cell>
          <table:table-cell office:value-type="string" calcext:value-type="string">
            <text:p><text:a xlink:href="http://purl.obolibrary.org/obo/CHEBI_51689" xlink:type="simple">http://purl.obolibrary.org/obo/CHEBI_51689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nyne</text:p>
          </table:table-cell>
          <table:table-cell office:value-type="string" calcext:value-type="string">
            <text:p><text:a xlink:href="http://purl.obolibrary.org/obo/CHEBI_59831" xlink:type="simple">http://purl.obolibrary.org/obo/CHEBI_59831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pisulfid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poxide</text:p>
          </table:table-cell>
          <table:table-cell office:value-type="string" calcext:value-type="string">
            <text:p><text:a xlink:href="http://purl.obolibrary.org/obo/CHEBI_32955" xlink:type="simple">http://purl.obolibrary.org/obo/CHEBI_32955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ster</text:p>
          </table:table-cell>
          <table:table-cell office:value-type="string" calcext:value-type="string">
            <text:p><text:a xlink:href="http://purl.obolibrary.org/obo/CHEBI_35701" xlink:type="simple">http://purl.obolibrary.org/obo/CHEBI_35701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ther</text:p>
          </table:table-cell>
          <table:table-cell office:value-type="string" calcext:value-type="string">
            <text:p><text:a xlink:href="http://purl.obolibrary.org/obo/CHEBI_25698" xlink:type="simple">http://purl.obolibrary.org/obo/CHEBI_25698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orenylide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uorosulfon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ohydri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aloketone</text:p>
          </table:table-cell>
          <table:table-cell office:value-type="string" calcext:value-type="string">
            <text:p><text:a xlink:href="http://purl.obolibrary.org/obo/CHEBI_51838" xlink:type="simple">http://purl.obolibrary.org/obo/CHEBI_51838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miacetal</text:p>
          </table:table-cell>
          <table:table-cell office:value-type="string" calcext:value-type="string">
            <text:p><text:a xlink:href="http://purl.obolibrary.org/obo/CHEBI_5653" xlink:type="simple">http://purl.obolibrary.org/obo/CHEBI_5653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miaminal</text:p>
          </table:table-cell>
          <table:table-cell office:value-type="string" calcext:value-type="string">
            <text:p><text:a xlink:href="http://purl.obolibrary.org/obo/CHEBI_73080" xlink:type="simple">http://purl.obolibrary.org/obo/CHEBI_73080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mithioaceta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ydrazide</text:p>
          </table:table-cell>
          <table:table-cell office:value-type="string" calcext:value-type="string">
            <text:p><text:a xlink:href="http://purl.obolibrary.org/obo/CHEBI_35362" xlink:type="simple">http://purl.obolibrary.org/obo/CHEBI_35362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ydrazone</text:p>
          </table:table-cell>
          <table:table-cell office:value-type="string" calcext:value-type="string">
            <text:p><text:a xlink:href="http://purl.obolibrary.org/obo/CHEBI_38532" xlink:type="simple">http://purl.obolibrary.org/obo/CHEBI_38532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ydroxamic acid</text:p>
          </table:table-cell>
          <table:table-cell office:value-type="string" calcext:value-type="string">
            <text:p><text:a xlink:href="http://purl.obolibrary.org/obo/CHEBI_24650" xlink:type="simple">http://purl.obolibrary.org/obo/CHEBI_24650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ydroxyl</text:p>
          </table:table-cell>
          <table:table-cell office:value-type="string" calcext:value-type="string">
            <text:p><text:a xlink:href="http://purl.obolibrary.org/obo/CHEBI_29191" xlink:type="simple">http://purl.obolibrary.org/obo/CHEBI_29191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ydroxylamine</text:p>
          </table:table-cell>
          <table:table-cell office:value-type="string" calcext:value-type="string">
            <text:p><text:a xlink:href="http://purl.obolibrary.org/obo/CHEBI_15429" xlink:type="simple">http://purl.obolibrary.org/obo/CHEBI_15429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mine</text:p>
          </table:table-cell>
          <table:table-cell office:value-type="string" calcext:value-type="string">
            <text:p><text:a xlink:href="http://purl.obolibrary.org/obo/CHEBI_24783" xlink:type="simple">http://purl.obolibrary.org/obo/CHEBI_24783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in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othiouroniu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tene</text:p>
          </table:table-cell>
          <table:table-cell office:value-type="string" calcext:value-type="string">
            <text:p><text:a xlink:href="http://purl.obolibrary.org/obo/CHEBI_48002" xlink:type="simple">http://purl.obolibrary.org/obo/CHEBI_48002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tenimine</text:p>
          </table:table-cell>
          <table:table-cell office:value-type="string" calcext:value-type="string">
            <text:p><text:a xlink:href="http://purl.obolibrary.org/obo/CHEBI_48004" xlink:type="simple">http://purl.obolibrary.org/obo/CHEBI_48004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tone</text:p>
          </table:table-cell>
          <table:table-cell office:value-type="string" calcext:value-type="string">
            <text:p><text:a xlink:href="http://purl.obolibrary.org/obo/CHEBI_17087" xlink:type="simple">http://purl.obolibrary.org/obo/CHEBI_17087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ty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actam</text:p>
          </table:table-cell>
          <table:table-cell office:value-type="string" calcext:value-type="string">
            <text:p><text:a xlink:href="http://purl.obolibrary.org/obo/CHEBI_24995" xlink:type="simple">http://purl.obolibrary.org/obo/CHEBI_24995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ctol</text:p>
          </table:table-cell>
          <table:table-cell office:value-type="string" calcext:value-type="string">
            <text:p><text:a xlink:href="http://purl.obolibrary.org/obo/CHEBI_38131" xlink:type="simple">http://purl.obolibrary.org/obo/CHEBI_38131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ctone</text:p>
          </table:table-cell>
          <table:table-cell office:value-type="string" calcext:value-type="string">
            <text:p><text:a xlink:href="http://purl.obolibrary.org/obo/CHEBI_25000" xlink:type="simple">http://purl.obolibrary.org/obo/CHEBI_25000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thine group</text:p>
          </table:table-cell>
          <table:table-cell office:value-type="string" calcext:value-type="string">
            <text:p><text:a xlink:href="http://purl.obolibrary.org/obo/CHEBI_29432" xlink:type="simple">http://purl.obolibrary.org/obo/CHEBI_29432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thyl group</text:p>
          </table:table-cell>
          <table:table-cell office:value-type="string" calcext:value-type="string">
            <text:p><text:a xlink:href="http://purl.obolibrary.org/obo/CHEBI_32875" xlink:type="simple">http://purl.obolibrary.org/obo/CHEBI_32875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-oxoammonium sal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itrate</text:p>
          </table:table-cell>
          <table:table-cell office:value-type="string" calcext:value-type="string">
            <text:p><text:a xlink:href="http://purl.obolibrary.org/obo/CHEBI_17632" xlink:type="simple">http://purl.obolibrary.org/obo/CHEBI_17632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itrate ester</text:p>
          </table:table-cell>
          <table:table-cell office:value-type="string" calcext:value-type="string">
            <text:p><text:a xlink:href="http://purl.obolibrary.org/obo/CHEBI_51080" xlink:type="simple">http://purl.obolibrary.org/obo/CHEBI_51080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itrile ylide</text:p>
          </table:table-cell>
          <table:table-cell office:value-type="string" calcext:value-type="string">
            <text:p><text:a xlink:href="http://purl.obolibrary.org/obo/CHEBI_47846" xlink:type="simple">http://purl.obolibrary.org/obo/CHEBI_47846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itrilimin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itro compound</text:p>
          </table:table-cell>
          <table:table-cell office:value-type="string" calcext:value-type="string">
            <text:p><text:a xlink:href="http://purl.obolibrary.org/obo/CHEBI_35715" xlink:type="simple">http://purl.obolibrary.org/obo/CHEBI_35715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troam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tron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tr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tronium 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itrosamine</text:p>
          </table:table-cell>
          <table:table-cell office:value-type="string" calcext:value-type="string">
            <text:p><text:a xlink:href="http://purl.obolibrary.org/obo/CHEBI_35803" xlink:type="simple">http://purl.obolibrary.org/obo/CHEBI_35803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itroso</text:p>
          </table:table-cell>
          <table:table-cell office:value-type="string" calcext:value-type="string">
            <text:p><text:a xlink:href="http://purl.obolibrary.org/obo/CHEBI_35801" xlink:type="simple">http://purl.obolibrary.org/obo/CHEBI_35801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rthoester</text:p>
          </table:table-cell>
          <table:table-cell office:value-type="string" calcext:value-type="string">
            <text:p><text:a xlink:href="http://purl.obolibrary.org/obo/CHEBI_71989" xlink:type="simple">http://purl.obolibrary.org/obo/CHEBI_71989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az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xaziridin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xime</text:p>
          </table:table-cell>
          <table:table-cell office:value-type="string" calcext:value-type="string">
            <text:p><text:a xlink:href="http://purl.obolibrary.org/obo/CHEBI_25750" xlink:type="simple">http://purl.obolibrary.org/obo/CHEBI_25750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roxide</text:p>
          </table:table-cell>
          <table:table-cell office:value-type="string" calcext:value-type="string">
            <text:p><text:a xlink:href="http://purl.obolibrary.org/obo/CHEBI_44785" xlink:type="simple">http://purl.obolibrary.org/obo/CHEBI_44785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roxy acid</text:p>
          </table:table-cell>
          <table:table-cell office:value-type="string" calcext:value-type="string">
            <text:p><text:a xlink:href="http://purl.obolibrary.org/obo/CHEBI_52094" xlink:type="simple">http://purl.obolibrary.org/obo/CHEBI_52094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rsistent carben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henols</text:p>
          </table:table-cell>
          <table:table-cell office:value-type="string" calcext:value-type="string">
            <text:p><text:a xlink:href="http://purl.obolibrary.org/obo/CHEBI_33853" xlink:type="simple">http://purl.obolibrary.org/obo/CHEBI_33853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osphaalke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osphaalkyn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hosphate</text:p>
          </table:table-cell>
          <table:table-cell office:value-type="string" calcext:value-type="string">
            <text:p><text:a xlink:href="http://purl.obolibrary.org/obo/CHEBI_26020" xlink:type="simple">http://purl.obolibrary.org/obo/CHEBI_26020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hosphinate</text:p>
          </table:table-cell>
          <table:table-cell office:value-type="string" calcext:value-type="string">
            <text:p><text:a xlink:href="http://purl.obolibrary.org/obo/CHEBI_29198" xlink:type="simple">http://purl.obolibrary.org/obo/CHEBI_29198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osph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osphine ox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osphini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osphon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osphoni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osphoni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osphora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-nitrosothio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chiff base</text:p>
          </table:table-cell>
          <table:table-cell office:value-type="string" calcext:value-type="string">
            <text:p><text:a xlink:href="http://purl.obolibrary.org/obo/CHEBI_50229" xlink:type="simple">http://purl.obolibrary.org/obo/CHEBI_50229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lenenic aci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lenol</text:p>
          </table:table-cell>
          <table:table-cell office:value-type="string" calcext:value-type="string">
            <text:p><text:a xlink:href="http://purl.obolibrary.org/obo/CHEBI_29775" xlink:type="simple">http://purl.obolibrary.org/obo/CHEBI_29775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lenonic acid</text:p>
          </table:table-cell>
          <table:table-cell office:value-type="string" calcext:value-type="string">
            <text:p><text:a xlink:href="http://purl.obolibrary.org/obo/CHEBI_29217" xlink:type="simple">http://purl.obolibrary.org/obo/CHEBI_29217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lon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micarbazide</text:p>
          </table:table-cell>
          <table:table-cell office:value-type="string" calcext:value-type="string">
            <text:p><text:a xlink:href="http://purl.obolibrary.org/obo/CHEBI_28306" xlink:type="simple">http://purl.obolibrary.org/obo/CHEBI_28306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micarbazone</text:p>
          </table:table-cell>
          <table:table-cell office:value-type="string" calcext:value-type="string">
            <text:p><text:a xlink:href="http://purl.obolibrary.org/obo/CHEBI_87210" xlink:type="simple">http://purl.obolibrary.org/obo/CHEBI_87210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ilanylidene group</text:p>
          </table:table-cell>
          <table:table-cell office:value-type="string" calcext:value-type="string">
            <text:p><text:a xlink:href="http://purl.obolibrary.org/obo/CHEBI_30574" xlink:type="simple">http://purl.obolibrary.org/obo/CHEBI_30574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ilyl enol ether</text:p>
          </table:table-cell>
          <table:table-cell office:value-type="string" calcext:value-type="string">
            <text:p><text:a xlink:href="http://purl.obolibrary.org/obo/CHEBI_47986" xlink:type="simple">http://purl.obolibrary.org/obo/CHEBI_47986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ilyl ether</text:p>
          </table:table-cell>
          <table:table-cell office:value-type="string" calcext:value-type="string">
            <text:p><text:a xlink:href="http://purl.obolibrary.org/obo/CHEBI_47988" xlink:type="simple">http://purl.obolibrary.org/obo/CHEBI_47988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lfenamid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ulfenic acid</text:p>
          </table:table-cell>
          <table:table-cell office:value-type="string" calcext:value-type="string">
            <text:p><text:a xlink:href="http://purl.obolibrary.org/obo/CHEBI_37858" xlink:type="simple">http://purl.obolibrary.org/obo/CHEBI_37858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lfenyl chlorid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ulfide</text:p>
          </table:table-cell>
          <table:table-cell office:value-type="string" calcext:value-type="string">
            <text:p><text:a xlink:href="http://purl.obolibrary.org/obo/CHEBI_26822" xlink:type="simple">http://purl.obolibrary.org/obo/CHEBI_26822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lfilim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lfinamid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ulfinic acid</text:p>
          </table:table-cell>
          <table:table-cell office:value-type="string" calcext:value-type="string">
            <text:p><text:a xlink:href="http://purl.obolibrary.org/obo/CHEBI_29213" xlink:type="simple">http://purl.obolibrary.org/obo/CHEBI_29213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lfite ester</text:p>
          </table:table-cell>
          <table:table-cell office:value-type="string" calcext:value-type="string">
            <text:p><text:a xlink:href="http://purl.obolibrary.org/obo/CHEBI_39088" xlink:type="simple">http://purl.obolibrary.org/obo/CHEBI_39088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lfonamide (chemistry)</text:p>
          </table:table-cell>
          <table:table-cell office:value-type="string" calcext:value-type="string">
            <text:p><text:a xlink:href="http://purl.obolibrary.org/obo/CHEBI_35358" xlink:type="simple">http://purl.obolibrary.org/obo/CHEBI_35358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lfonanilid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ulfonate</text:p>
          </table:table-cell>
          <table:table-cell office:value-type="string" calcext:value-type="string">
            <text:p><text:a xlink:href="http://purl.obolibrary.org/obo/CHEBI_33543" xlink:type="simple">http://purl.obolibrary.org/obo/CHEBI_33543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lfonyl</text:p>
          </table:table-cell>
          <table:table-cell office:value-type="string" calcext:value-type="string">
            <text:p><text:a xlink:href="http://purl.obolibrary.org/obo/CHEBI_33543" xlink:type="simple">http://purl.obolibrary.org/obo/CHEBI_33543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lfonyl halide</text:p>
          </table:table-cell>
          <table:table-cell office:value-type="string" calcext:value-type="string">
            <text:p><text:a xlink:href="http://purl.obolibrary.org/obo/CHEBI_39443" xlink:type="simple">http://purl.obolibrary.org/obo/CHEBI_39443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lfoxide</text:p>
          </table:table-cell>
          <table:table-cell office:value-type="string" calcext:value-type="string">
            <text:p><text:a xlink:href="http://purl.obolibrary.org/obo/CHEBI_39443" xlink:type="simple">http://purl.obolibrary.org/obo/CHEBI_39443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lfury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ultone</text:p>
          </table:table-cell>
          <table:table-cell office:value-type="string" calcext:value-type="string">
            <text:p><text:a xlink:href="http://purl.obolibrary.org/obo/CHEBI_38088" xlink:type="simple">http://purl.obolibrary.org/obo/CHEBI_38088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llur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ia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hioacetal</text:p>
          </table:table-cell>
          <table:table-cell office:value-type="string" calcext:value-type="string">
            <text:p><text:a xlink:href="http://purl.obolibrary.org/obo/CHEBI_59792" xlink:type="simple">http://purl.obolibrary.org/obo/CHEBI_59792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ioamide</text:p>
          </table:table-cell>
          <table:table-cell office:value-type="string" calcext:value-type="string">
            <text:p><text:a xlink:href="http://purl.obolibrary.org/obo/CHEBI_47956" xlink:type="simple">http://purl.obolibrary.org/obo/CHEBI_47956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iocarbamate</text:p>
          </table:table-cell>
          <table:table-cell office:value-type="string" calcext:value-type="string">
            <text:p><text:a xlink:href="http://purl.obolibrary.org/obo/CHEBI_38127" xlink:type="simple">http://purl.obolibrary.org/obo/CHEBI_38127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iocarboxy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hiocyanate</text:p>
          </table:table-cell>
          <table:table-cell office:value-type="string" calcext:value-type="string">
            <text:p><text:a xlink:href="http://purl.obolibrary.org/obo/CHEBI_18022" xlink:type="simple">http://purl.obolibrary.org/obo/CHEBI_18022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ioester</text:p>
          </table:table-cell>
          <table:table-cell office:value-type="string" calcext:value-type="string">
            <text:p><text:a xlink:href="http://purl.obolibrary.org/obo/CHEBI_51277" xlink:type="simple">http://purl.obolibrary.org/obo/CHEBI_51277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ioeth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ioketa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hioketone</text:p>
          </table:table-cell>
          <table:table-cell office:value-type="string" calcext:value-type="string">
            <text:p><text:a xlink:href="http://purl.obolibrary.org/obo/CHEBI_36579" xlink:type="simple">http://purl.obolibrary.org/obo/CHEBI_36579</text:a>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iol</text:p>
          </table:table-cell>
          <table:table-cell office:value-type="string" calcext:value-type="string">
            <text:p><text:a xlink:href="http://purl.obolibrary.org/obo/CHEBI_29256" xlink:type="simple">http://purl.obolibrary.org/obo/CHEBI_29256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iolactone</text:p>
          </table:table-cell>
          <table:table-cell office:value-type="string" calcext:value-type="string">
            <text:p><text:a xlink:href="http://purl.obolibrary.org/obo/CHEBI_60317" xlink:type="simple">http://purl.obolibrary.org/obo/CHEBI_60317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iourea</text:p>
          </table:table-cell>
          <table:table-cell office:value-type="string" calcext:value-type="string">
            <text:p><text:a xlink:href="http://purl.obolibrary.org/obo/CHEBI_36946" xlink:type="simple">http://purl.obolibrary.org/obo/CHEBI_36946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sylhydrazon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iazene</text:p>
          </table:table-cell>
          <table:table-cell office:value-type="string" calcext:value-type="string">
            <text:p><text:a xlink:href="http://purl.obolibrary.org/obo/CHEBI_35468" xlink:type="simple">http://purl.obolibrary.org/obo/CHEBI_35468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iol</text:p>
          </table:table-cell>
          <table:table-cell office:value-type="string" calcext:value-type="string">
            <text:p><text:a xlink:href="http://purl.obolibrary.org/obo/CHEBI_27136" xlink:type="simple">http://purl.obolibrary.org/obo/CHEBI_27136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rea</text:p>
          </table:table-cell>
          <table:table-cell office:value-type="string" calcext:value-type="string">
            <text:p><text:a xlink:href="http://purl.obolibrary.org/obo/CHEBI_16199" xlink:type="simple">http://purl.obolibrary.org/obo/CHEBI_16199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illyl gro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nylidene gro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anthat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ylide</text:p>
          </table:table-cell>
          <table:table-cell office:value-type="string" calcext:value-type="string">
            <text:p><text:a xlink:href="http://purl.obolibrary.org/obo/CHEBI_51150" xlink:type="simple">http://purl.obolibrary.org/obo/CHEBI_51150</text:a>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nolat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9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5.2$Windows_X86_64 LibreOffice_project/fddf2685c70b461e7832239a0162a77216259f22</meta:generator>
    <dc:date>2025-03-19T14:13:56.756000000</dc:date>
    <meta:editing-duration>PT51M27S</meta:editing-duration>
    <meta:editing-cycles>14</meta:editing-cycles>
    <meta:document-statistic meta:table-count="1" meta:cell-count="274" meta:object-count="0"/>
  </office:meta>
</office:document-meta>
</file>